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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4" style:family="paragraph"/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P4" style:parent-style-name="Normal" style:list-style-name="LFO4" style:family="paragraph"/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P6" style:parent-style-name="Normal" style:list-style-name="LFO4" style:family="paragraph"/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P8" style:parent-style-name="Normal" style:list-style-name="LFO3" style:family="paragraph"/>
    <style:style style:name="T9" style:parent-style-name="Tipodeletrapredefinidodoparágrafo" style:family="text">
      <style:text-properties fo:font-weight="bold" style:font-weight-asian="bold" style:font-weight-complex="bold"/>
    </style:style>
    <style:style style:name="P10" style:parent-style-name="Normal" style:list-style-name="LFO3" style:family="paragraph"/>
    <style:style style:name="T11" style:parent-style-name="Tipodeletrapredefinidodoparágrafo" style:family="text">
      <style:text-properties fo:font-weight="bold" style:font-weight-asian="bold" style:font-weight-complex="bold"/>
    </style:style>
    <style:style style:name="P12" style:parent-style-name="Normal" style:list-style-name="LFO3" style:family="paragraph"/>
    <style:style style:name="T13" style:parent-style-name="Tipodeletrapredefinidodoparágrafo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Tipodeletrapredefinidodoparágrafo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Tipodeletrapredefinidodoparágrafo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Tipodeletrapredefinidodoparágrafo" style:family="text">
      <style:text-properties fo:font-weight="bold" style:font-weight-asian="bold" style:font-weight-complex="bold"/>
    </style:style>
    <style:style style:name="T20" style:parent-style-name="Tipodeletrapredefinidodoparágrafo" style:family="text">
      <style:text-properties style:font-name="Arial" style:font-name-complex="Arial"/>
    </style:style>
  </office:automatic-styles>
  <office:body>
    <office:text text:use-soft-page-breaks="true">
      <text:p text:style-name="P1">Simuladores Multi-Agente (Em python)</text:p>
      <text:p text:style-name="Normal">Usando o modelo MESA:</text:p>
      <text:p text:style-name="Normal">Agentes-&gt; Sensores (de vento, de fumo, etc…) -&gt; Analisam o ambiente em que está instalado, cada sensor com a sua função</text:p>
      <text:p text:style-name="Normal"><text:tab/><text:s text:c="3"/>-&gt; Incendio</text:p>
      <text:p text:style-name="Normal">Detetar incêndios<text:s/>por Sensores Terrestres:</text:p>
      <text:list text:style-name="LFO4" text:continue-numbering="true">
        <text:list-item>
          <text:p text:style-name="P2"><text:span text:style-name="T3">Sensores de Calor</text:span>: Dispositivos instalados em áreas estratégicas que detetam aumentos anormais de temperatura.</text:p>
        </text:list-item>
        <text:list-item>
          <text:p text:style-name="P4"><text:span text:style-name="T5">Sensores de Fumaça</text:span>: Detetam partículas de fumaça no ar e alertam para possíveis focos de incêndio.</text:p>
        </text:list-item>
        <text:list-item>
          <text:p text:style-name="P6"><text:span text:style-name="T7">Sensores de Gás</text:span>: Identificam gases específicos, como monóxido de carbono, libertados<text:s/>pelo material queimado.</text:p>
        </text:list-item>
      </text:list>
      <text:p text:style-name="Normal"/>
      <text:p text:style-name="Normal">Uma vez iniciado, o fogo<text:s/>propaga-se<text:s/>por diferentes mecanismos:</text:p>
      <text:list text:style-name="LFO3" text:continue-numbering="true">
        <text:list-item>
          <text:p text:style-name="P8"><text:span text:style-name="T9">Radiação térmica</text:span>: O calor irradiado pelas chamas seca os combustíveis próximos, tornando-os inflamáveis.</text:p>
        </text:list-item>
        <text:list-item>
          <text:p text:style-name="P10"><text:span text:style-name="T11">Convecção</text:span>: Correntes ascendentes de ar quente transportam partículas incandescentes, causando novos focos.</text:p>
        </text:list-item>
        <text:list-item>
          <text:p text:style-name="P12"><text:span text:style-name="T13">Condução térmica</text:span>: O calor se transfere diretamente entre materiais em contato, como troncos e solo</text:p>
        </text:list-item>
      </text:list>
      <text:p text:style-name="Normal"/>
      <text:p text:style-name="Normal">A propagação é influenciada pelos seguintes fatores:</text:p>
      <text:list text:style-name="LFO2" text:continue-numbering="true">
        <text:list-item>
          <text:p text:style-name="P14"><text:span text:style-name="T15">Meteorologia</text:span>: Ventos fortes intensificam o fogo, inclinando as chamas e aumentando sua eficiência de propagação.</text:p>
        </text:list-item>
        <text:list-item>
          <text:p text:style-name="P16"><text:span text:style-name="T17">Topografia</text:span>: Declives aceleram a propagação, enquanto barreiras naturais, como rochas e lagos, podem retardá-la.</text:p>
        </text:list-item>
        <text:list-item>
          <text:p text:style-name="P18"><text:span text:style-name="T19">Tipos de combustíveis</text:span>: Combustíveis finos propagam o fogo rapidamente, enquanto os grossos produzem uma combustão mais lenta, mas mais intensa<text:span text:style-name="T20">​</text:span>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7291in" text:min-label-width="0.25in" text:list-level-position-and-space-mode="label-alignment">
          <style:list-level-label-alignment text:label-followed-by="listtab" fo:margin-left="0.979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GOMES FIDALGO</meta:initial-creator>
    <dc:creator>DAVID GOMES FIDALGO</dc:creator>
    <meta:creation-date>2025-01-10T12:57:00Z</meta:creation-date>
    <dc:date>2025-01-10T18:41:00Z</dc:date>
    <meta:print-date>2025-01-10T17:01:00Z</meta:print-date>
    <meta:template xlink:href="Normal" xlink:type="simple"/>
    <meta:editing-cycles>3</meta:editing-cycles>
    <meta:editing-duration>PT10800S</meta:editing-duration>
    <meta:document-statistic meta:page-count="1" meta:paragraph-count="2" meta:word-count="212" meta:character-count="1355" meta:row-count="9" meta:non-whitespace-character-count="1145"/>
  </office:meta>
</office:document-meta>
</file>